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0200000574000002FC0A99768EDD82A368.eps" manifest:media-type="image/x-eps"/>
  <manifest:file-entry manifest:full-path="Pictures/2000000200000574000002FCE84119408ACAFE84.eps" manifest:media-type="image/x-ep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1" style:family="paragraph">
      <style:text-properties fo:language="fr" fo:country="FR"/>
    </style:style>
    <style:style style:name="P2" style:family="paragraph">
      <loext:graphic-properties draw:fill-color="#ffffff"/>
      <style:text-properties fo:language="fr" fo:country="FR"/>
    </style:style>
    <style:style style:name="P3" style:family="paragraph">
      <style:text-properties fo:font-size="20pt" style:font-size-asian="20pt" style:font-size-complex="20pt"/>
    </style:style>
    <style:style style:name="P4" style:family="paragraph">
      <style:text-properties fo:font-size="20pt" fo:language="fr" fo:country="FR" style:font-size-asian="20pt" style:font-size-complex="20pt"/>
    </style:style>
    <style:style style:name="P5" style:family="paragraph">
      <loext:graphic-properties draw:fill-color="#ffffff"/>
    </style:style>
    <style:style style:name="P6" style:family="paragraph">
      <style:text-properties fo:font-size="24pt" style:font-size-asian="24pt" style:font-size-complex="24pt"/>
    </style:style>
    <style:style style:name="P7" style:family="paragraph">
      <style:paragraph-properties fo:text-align="center"/>
    </style:style>
    <style:style style:name="T1" style:family="text">
      <style:text-properties fo:language="fr" fo:country="FR"/>
    </style:style>
    <style:style style:name="T2" style:family="text">
      <style:text-properties fo:font-size="20pt" style:font-size-asian="20pt" style:font-size-complex="20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3.506cm" svg:x="1.4cm" svg:y="0.837cm" presentation:class="title">
          <draw:text-box>
            <text:p text:style-name="P1">Expérience égocentre</text:p>
          </draw:text-box>
        </draw:frame>
        <draw:frame presentation:style-name="pr2" draw:text-style-name="P2" draw:layer="layout" svg:width="25.199cm" svg:height="12.179cm" svg:x="1.4cm" svg:y="4.914cm" presentation:class="subtitle">
          <draw:text-box>
            <text:p text:style-name="P1"><text:span text:style-name="T1">Résultats </text:span>préliminaire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1" draw:layer="layout" svg:width="25.199cm" svg:height="3.506cm" svg:x="1.4cm" svg:y="0.837cm" presentation:class="title">
          <draw:text-box>
            <text:p text:style-name="P1">Protocole</text:p>
          </draw:text-box>
        </draw:frame>
        <draw:frame presentation:style-name="pr4" draw:text-style-name="P1" draw:layer="layout" svg:width="25.199cm" svg:height="12.179cm" svg:x="1.4cm" svg:y="4.914cm" presentation:class="outline">
          <draw:text-box>
            <text:list text:style-name="L3">
              <text:list-item>
                <text:p text:style-name="P1">Exploration tactile et odométrique les yeux bandés</text:p>
              </text:list-item>
              <text:list-item>
                <text:p text:style-name="P1">Temps d’exploration entre 5 et 10 minutes suivant les sujets</text:p>
              </text:list-item>
              <text:list-item>
                <text:p text:style-name="P1">Resitution par pointage dans une salle attenante</text:p>
              </text:list-item>
              <text:list-item>
                <text:p text:style-name="P1">Ceci étant réalisé 2 fois pour 2 dispositions des cibles différentes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1" draw:layer="layout" svg:width="25.199cm" svg:height="3.506cm" svg:x="1.4cm" svg:y="0.837cm" presentation:class="title">
          <draw:text-box>
            <text:p text:style-name="P1">Instructions</text:p>
          </draw:text-box>
        </draw:frame>
        <draw:frame presentation:style-name="pr4" draw:text-style-name="P4" draw:layer="layout" svg:width="25.199cm" svg:height="12.179cm" svg:x="1.4cm" svg:y="4.914cm" presentation:class="outline" presentation:user-transformed="true">
          <draw:text-box>
            <text:list text:style-name="L3">
              <text:list-item>
                <text:p text:style-name="P3"><text:span text:style-name="T2">Je vais vous guider dans une salle de type chambre au mobilier classique. Vous prendrez votre temps pour l’explorer. Au fond de cette salle sur le mur, se trouve un objet particulier, fait de 4 boules. Vous devez vous familiariser avec cet objet de manière à connaître correctement ses propriétés géométriques.</text:span></text:p>
              </text:list-item>
              <text:list-item>
                <text:p text:style-name="P3"><text:span text:style-name="T2">A présent, vous tenez dans votre main un viseur, que vous assimilerez à un point. Je vais vous toucher successivement différentes parties du corps, ce qui définira un second point. Ces deux points définissent une ligne imaginaire que vous pouvez orienter à votre guise à l’aide du viseur. </text:span></text:p>
              </text:list-item>
              <text:list-item>
                <text:p text:style-name="P3"><text:span text:style-name="T2">Pour cette expérience, vous devrez imaginer l’objet préalablement identifié, quelque part devant vous. Sa position, sa taille et son orientation n’importent pas. Vous pouvez également le déplacer mentalement entre les différents pointages si cela vous est plus commode. A présent vous pointerez successivement, de gauche à <text:s/>droite vers les 4 boules de l’objet.</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presentation:user-transformed="true">
          <draw:text-box>
            <text:p>Questionnaire</text:p>
          </draw:text-box>
        </draw:frame>
        <draw:frame presentation:style-name="pr4" draw:layer="layout" svg:width="25.199cm" svg:height="12.179cm" svg:x="1.4cm" svg:y="4.914cm" presentation:class="outline">
          <draw:text-box>
            <text:list text:style-name="L3">
              <text:list-item>
                <text:p>Après chaque exploration, les volontaires répondent à la question : « qu’avez vous compris de la disposition relative des 4 boules ? » . Il en ressort que :</text:p>
                <text:list>
                  <text:list-item>
                    <text:p>Ils ont tous compris que les cibles étaient alignées</text:p>
                  </text:list-item>
                  <text:list-item>
                    <text:p>Ils ont tous pu classer correctement l’écart relatif entre les cible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3.506cm" svg:x="1.4cm" svg:y="0.837cm" presentation:class="title">
          <draw:text-box>
            <text:p>Traitement des données</text:p>
          </draw:text-box>
        </draw:frame>
        <draw:frame presentation:style-name="pr4" draw:layer="layout" svg:width="25.199cm" svg:height="12.179cm" svg:x="1.4cm" svg:y="4.914cm" presentation:class="outline">
          <draw:text-box>
            <text:list text:style-name="L3">
              <text:list-item>
                <text:p>MOCAP à 120 Hz pour enregistrer viseur et pointeur corporel</text:p>
              </text:list-item>
              <text:list-item>
                <text:p>Extraction des points d’arrêts dans la trajectoire de pointage à l’aide d’un algorithme de Kmean</text:p>
              </text:list-item>
              <text:list-item>
                <text:p>Mesure des angles entre les 4 positions du viseur et le pointeur corporel</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3.506cm" svg:x="1.4cm" svg:y="0.837cm" presentation:class="title">
          <draw:text-box>
            <text:p>Résultats</text:p>
          </draw:text-box>
        </draw:frame>
        <draw:frame presentation:style-name="pr4" draw:text-style-name="P6" draw:layer="layout" svg:width="25.199cm" svg:height="12.179cm" svg:x="1.4cm" svg:y="4.914cm" presentation:class="outline">
          <draw:text-box>
            <text:list text:style-name="L3">
              <text:list-item>
                <text:p text:style-name="P6"><text:span text:style-name="T3">Pour 7 sujets, et deux passages par sujet nous ne sommes pas en mesure de tirer une tendanc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3.506cm" svg:x="1.4cm" svg:y="0.837cm" presentation:class="title">
          <draw:text-box>
            <text:p>Résultats</text:p>
          </draw:text-box>
        </draw:frame>
        <draw:frame presentation:style-name="pr4" draw:text-style-name="P6" draw:layer="layout" svg:width="25.199cm" svg:height="12.179cm" svg:x="1.4cm" svg:y="4.914cm" presentation:class="outline">
          <draw:text-box>
            <text:list text:style-name="L3">
              <text:list-item>
                <text:p text:style-name="P6"><text:span text:style-name="T3">Résultat pour première condition, birapport = 0,333</text:span></text:p>
              </text:list-item>
            </text:list>
          </draw:text-box>
        </draw:frame>
        <draw:frame draw:style-name="gr2" draw:text-style-name="P7" draw:layer="layout" svg:width="26.68cm" svg:height="14.6cm" svg:x="0.8cm" svg:y="6cm">
          <draw:image xlink:href="Pictures/2000000200000574000002FCE84119408ACAFE84.eps"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3.506cm" svg:x="1.4cm" svg:y="0.837cm" presentation:class="title">
          <draw:text-box>
            <text:p>Résultats</text:p>
          </draw:text-box>
        </draw:frame>
        <draw:frame presentation:style-name="pr4" draw:text-style-name="P6" draw:layer="layout" svg:width="25.199cm" svg:height="12.179cm" svg:x="1.4cm" svg:y="4.914cm" presentation:class="outline">
          <draw:text-box>
            <text:list text:style-name="L3">
              <text:list-item>
                <text:p text:style-name="P6"><text:span text:style-name="T3">Résultat pour seconde condition, birapport = 0,12</text:span></text:p>
                <text:p text:style-name="P6"><text:span text:style-name="T3"/></text:p>
              </text:list-item>
            </text:list>
          </draw:text-box>
        </draw:frame>
        <draw:frame draw:style-name="gr2" draw:text-style-name="P7" draw:layer="layout" svg:width="25.961cm" svg:height="14.207cm" svg:x="1.2cm" svg:y="6.4cm">
          <draw:image xlink:href="Pictures/2000000200000574000002FC0A99768EDD82A368.eps"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ois Bailly</meta:initial-creator>
    <meta:creation-date>2017-04-25T14:00:18.155125989</meta:creation-date>
    <dc:date>2017-05-03T11:20:21.317326257</dc:date>
    <dc:creator>Francois Bailly</dc:creator>
    <meta:editing-duration>PT12M46S</meta:editing-duration>
    <meta:editing-cycles>3</meta:editing-cycles>
    <meta:generator>LibreOffice/5.1.6.2$Linux_X86_64 LibreOffice_project/10m0$Build-2</meta:generator>
    <meta:document-statistic meta:object-count="55"/>
  </office:meta>
</office:document-meta>
</file>